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4e5af"/>
    </style:style>
    <style:style style:name="T1" style:family="text">
      <style:text-properties officeooo:rsid="0004e5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MY VIEVERS</text:p>
      <text:p text:style-name="Standard"><text:s/></text:p>
      <text:p text:style-name="Standard"><text:s/>Today I want to talk with you about my system of values.</text:p>
      <text:p text:style-name="Standard"><text:s/>My personal system of value is based on freedom, knowledge, trust, and friendship.</text:p>
      <text:p text:style-name="Standard"><text:s/>In my opinion trust and friendship are one of the most important in live. With your <text:s text:c="4"/>friends you are able to do more creative and fun fings. But not olny, you can also g <text:s text:c="3"/>o further in your carrier, and eventually ern more many.</text:p>
      <text:p text:style-name="Standard"><text:s/>Why trust? Well you need to have trust in your friends and coworker, but only for th <text:s text:c="3"/>ose who deserve it. Without trust you wont reach far in your professional live.</text:p>
      <text:p text:style-name="Standard"><text:s/>Knowleadge in many fields is very useful. You shuld know how to, for example, repair <text:s text:c="4"/>hole in your wall or repair car. You shuld also know more than your coworkers in pr <text:s text:c="3"/>ofesional field, so your boss pays you more then others.</text:p>
      <text:p text:style-name="Standard"><text:s/>Independenc is needed for you to have a rest from mental dificulties.</text:p>
      <text:p text:style-name="P1"><text:s/></text:p>
      <text:p text:style-name="P1">A lot of you now wonder how my system of values hed been shaped. Along my live a had <text:s text:c="4"/>a few incidents with my firends, whitch had overused my trust to them. Some of my f <text:s text:c="3"/>riends as it later apierd were hanging with me only to meka fun of me betwean them. <text:s text:c="4"/>That was the moment I realized that freedom of mind is one of the most important thi <text:s text:c="3"/>ngs in live.</text:p>
      <text:p text:style-name="Standard"/>
      <text:p text:style-name="Standard">I think my friends will agree with me about my most presures values. They also have <text:s text:c="4"/>similar system as mine, but a little diferent.</text:p>
      <text:p text:style-name="Standard"/>
      <text:p text:style-name="Standard">Novadays a lot of childrens have very big problem with deciding whitch values are fo <text:s text:c="3"/>r them the most important. We shuld organise some mitings with and for them, so they <text:s text:c="4"/>can lern about values.</text:p>
      <text:p text:style-name="Standard"/>
      <text:p text:style-name="Standard">See you soon!</text:p>
      <text:p text:style-name="P1"/>
      <text:p text:style-name="P1"><text:span text:style-name="T1">B</text:span>y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08:03:14.743476291</meta:creation-date>
    <dc:date>2025-11-18T08:04:56.070743308</dc:date>
    <meta:editing-duration>PT1M42S</meta:editing-duration>
    <meta:editing-cycles>1</meta:editing-cycles>
    <meta:document-statistic meta:table-count="0" meta:image-count="0" meta:object-count="0" meta:page-count="1" meta:paragraph-count="14" meta:word-count="293" meta:character-count="1576" meta:non-whitespace-character-count="1245"/>
    <meta:generator>LibreOffice/24.8.2.1$Linux_X86_64 LibreOffice_project/480$Build-1</meta:generator>
  </office:meta>
</office:document-meta>
</file>